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Differences" style:family="table">
      <style:table-properties style:width="6.9271in" fo:margin-left="0in" table:align="left"/>
    </style:style>
    <style:style style:name="Differences.A" style:family="table-column">
      <style:table-column-properties style:column-width="2.3083in"/>
    </style:style>
    <style:style style:name="Differences.C" style:family="table-column">
      <style:table-column-properties style:column-width="2.3104in"/>
    </style:style>
    <style:style style:name="Differences.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Differences.B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ifferences.C1" style:family="table-cell">
      <style:table-cell-properties fo:background-color="transparent" fo:padding="0.0382in" fo:border="0.5pt solid #000000" style:writing-mode="page">
        <style:background-image/>
      </style:table-cell-properties>
    </style:style>
    <style:style style:name="Differenc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fferences.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fferences.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fferences.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fferences.6" style:family="table-row">
      <style:table-row-properties style:min-row-height="0.1139in"/>
    </style:style>
    <style:style style:name="Differences.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fferences.7" style:family="table-row">
      <style:table-row-properties style:min-row-height="0.0938in"/>
    </style:style>
    <style:style style:name="Differences.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fferences.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ing_20_3">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officeooo:paragraph-rsid="0017ef8d" style:font-size-asian="15pt" style:font-size-complex="15pt"/>
    </style:style>
    <style:style style:name="P2"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officeooo:paragraph-rsid="0017ef8d" style:font-size-asian="15pt" style:font-size-complex="15pt"/>
    </style:style>
    <style:style style:name="P3"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officeooo:paragraph-rsid="0018c602" style:font-size-asian="15pt" style:font-size-complex="15pt"/>
    </style:style>
    <style:style style:name="P4" style:family="paragraph" style:parent-style-name="Table_20_Contents">
      <style:paragraph-properties fo:text-align="start" style:justify-single-word="false"/>
      <style:text-properties style:font-name="Liberation Serif" fo:font-size="15pt" style:font-size-asian="15pt" style:font-size-complex="15pt"/>
    </style:style>
    <style:style style:name="P5" style:family="paragraph" style:parent-style-name="Table_20_Contents">
      <style:paragraph-properties fo:text-align="start" style:justify-single-word="false"/>
      <style:text-properties style:font-name="Liberation Serif" fo:font-size="15pt" officeooo:paragraph-rsid="001d20be" style:font-size-asian="15pt" style:font-size-complex="15pt"/>
    </style:style>
    <style:style style:name="P6" style:family="paragraph" style:parent-style-name="Text_20_body">
      <style:text-properties style:font-name="Liberation Serif" fo:font-size="15pt" style:font-size-asian="15pt" style:font-size-complex="15pt"/>
    </style:style>
    <style:style style:name="P7" style:family="paragraph" style:parent-style-name="Heading_20_4">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bold" officeooo:paragraph-rsid="0017ef8d" style:font-size-asian="15pt" style:font-weight-asian="bold" style:font-size-complex="15pt" style:font-weight-complex="bold"/>
    </style:style>
    <style:style style:name="P8"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bold" officeooo:paragraph-rsid="0017ef8d" style:font-size-asian="15pt" style:font-weight-asian="bold" style:font-size-complex="15pt" style:font-weight-complex="bold"/>
    </style:style>
    <style:style style:name="P9"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bold" officeooo:paragraph-rsid="0018c602" style:font-size-asian="15pt" style:font-weight-asian="bold" style:font-size-complex="15pt" style:font-weight-complex="bold"/>
    </style:style>
    <style:style style:name="P10"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normal" officeooo:paragraph-rsid="0017ef8d" style:font-size-asian="15pt" style:font-weight-asian="normal" style:font-size-complex="15pt" style:font-weight-complex="normal"/>
    </style:style>
    <style:style style:name="P1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style:font-name="Liberation Serif" fo:font-size="18pt" officeooo:paragraph-rsid="0017ef8d" style:font-size-asian="18pt" style:font-size-complex="18pt"/>
    </style:style>
    <style:style style:name="P12"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8pt" officeooo:paragraph-rsid="0017ef8d" style:font-size-asian="18pt" style:font-size-complex="18pt"/>
    </style:style>
    <style:style style:name="P13"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8pt" fo:font-weight="bold" officeooo:paragraph-rsid="0017ef8d" style:font-size-asian="18pt" style:font-weight-asian="bold" style:font-size-complex="18pt" style:font-weight-complex="bold"/>
    </style:style>
    <style:style style:name="P14" style:family="paragraph" style:parent-style-name="Text_20_body">
      <style:paragraph-properties fo:margin-left="0in" fo:margin-right="0in" fo:margin-top="0in" fo:margin-bottom="0in" style:contextual-spacing="false" fo:line-height="112%" fo:text-align="justify" style:justify-single-word="false" fo:orphans="2" fo:widows="2" fo:text-indent="0in" style:auto-text-indent="false" fo:padding="0in" fo:border="none"/>
      <style:text-properties style:font-name="Liberation Serif" fo:font-size="18pt" fo:font-weight="bold" officeooo:paragraph-rsid="0017ef8d" style:font-size-asian="18pt" style:font-weight-asian="bold" style:font-size-complex="18pt" style:font-weight-complex="bold"/>
    </style:style>
    <style:style style:name="P15"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20pt" fo:font-weight="bold" officeooo:paragraph-rsid="0017ef8d" style:font-size-asian="20pt" style:font-weight-asian="bold" style:font-size-complex="20pt" style:font-weight-complex="bold"/>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99bc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d4f4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8pt" fo:font-style="normal" fo:text-shadow="none" style:text-underline-style="none" fo:font-weight="bold" officeooo:paragraph-rsid="00199bce" style:font-size-asian="18pt" style:font-style-asian="normal" style:font-weight-asian="bold" style:font-size-complex="18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8pt" fo:font-style="normal" fo:text-shadow="none" style:text-underline-style="none" fo:font-weight="bold" style:font-size-asian="18pt" style:font-style-asian="normal" style:font-weight-asian="bold" style:font-size-complex="18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5pt" fo:font-style="normal" fo:text-shadow="none" style:text-underline-style="none" fo:font-weight="bold" officeooo:paragraph-rsid="001d4f4d" style:font-size-asian="15pt" style:font-style-asian="normal" style:font-weight-asian="bold" style:font-size-complex="15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5pt" fo:font-style="normal" fo:text-shadow="none" style:text-underline-style="none" fo:font-weight="bold" style:font-size-asian="15pt" style:font-style-asian="normal" style:font-weight-asian="bold" style:font-size-complex="15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5pt" fo:font-style="normal" fo:text-shadow="none" style:text-underline-style="none" fo:font-weight="normal" style:font-size-asian="15pt" style:font-style-asian="normal" style:font-weight-asian="normal" style:font-size-complex="15pt" style:font-style-complex="normal" style:font-weight-complex="normal" style:text-overline-style="none" style:text-overline-color="font-color"/>
    </style:style>
    <style:style style:name="P24"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officeooo:paragraph-rsid="0017ef8d"/>
    </style:style>
    <style:style style:name="P25" style:family="paragraph" style:parent-style-name="Text_20_body">
      <style:text-properties fo:font-size="15pt" style:font-size-asian="15pt" style:font-size-complex="15pt"/>
    </style:style>
    <style:style style:name="P2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Liberation Serif" fo:font-size="18pt" fo:letter-spacing="normal" fo:font-style="normal" fo:font-weight="normal" style:font-size-asian="18pt" style:font-size-complex="18pt" loext:padding="0in" loext:border="none"/>
    </style:style>
    <style:style style:name="P27" style:family="paragraph" style:parent-style-name="Text_20_body" style:list-style-name="L1">
      <style:paragraph-properties fo:margin-left="0in" fo:margin-right="0in" fo:margin-top="0in" fo:margin-bottom="0in" style:contextual-spacing="false" fo:line-height="112%" fo:text-align="center" style:justify-single-word="false" fo:orphans="2" fo:widows="2" fo:text-indent="0in" style:auto-text-indent="false" fo:padding="0in" fo:border="none"/>
      <style:text-properties officeooo:paragraph-rsid="001df63d"/>
    </style:style>
    <style:style style:name="P28" style:family="paragraph" style:parent-style-name="Text_20_body" style:list-style-name="L1">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officeooo:paragraph-rsid="001df63d"/>
    </style:style>
    <style:style style:name="P29"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officeooo:paragraph-rsid="002f20d5"/>
    </style:style>
    <style:style style:name="P30" style:family="paragraph" style:parent-style-name="Text_20_body" style:list-style-name="L2"/>
    <style:style style:name="P31" style:family="paragraph" style:parent-style-name="Text_20_body" style:list-style-name="L2">
      <style:text-properties officeooo:paragraph-rsid="00199bce"/>
    </style:style>
    <style:style style:name="P32" style:family="paragraph" style:parent-style-name="Text_20_body" style:list-style-name="L2">
      <style:paragraph-properties fo:margin-top="0in" fo:margin-bottom="0in" style:contextual-spacing="false"/>
    </style:style>
    <style:style style:name="P33" style:family="paragraph" style:parent-style-name="Text_20_body" style:list-style-name="L2">
      <style:text-properties fo:font-size="15pt" fo:font-weight="normal" officeooo:paragraph-rsid="00199bce" style:font-size-asian="15pt" style:font-weight-asian="normal" style:font-size-complex="15pt" style:font-weight-complex="normal"/>
    </style:style>
    <style:style style:name="P34" style:family="paragraph" style:parent-style-name="Text_20_body" style:list-style-name="L3"/>
    <style:style style:name="P35" style:family="paragraph" style:parent-style-name="Text_20_body" style:list-style-name="L3">
      <style:paragraph-properties fo:margin-top="0in" fo:margin-bottom="0in" style:contextual-spacing="false"/>
    </style:style>
    <style:style style:name="P36"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normal" officeooo:paragraph-rsid="0017ef8d" style:font-size-asian="15pt" style:font-weight-asian="normal" style:font-size-complex="15pt" style:font-weight-complex="normal"/>
    </style:style>
    <style:style style:name="P37"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normal" officeooo:rsid="002cbce7" officeooo:paragraph-rsid="002cbce7" style:font-size-asian="15pt" style:font-weight-asian="normal" style:font-size-complex="15pt" style:font-weight-complex="normal"/>
    </style:style>
    <style:style style:name="P38"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normal" officeooo:rsid="002dda33" officeooo:paragraph-rsid="002dda33" style:font-size-asian="15pt" style:font-weight-asian="normal" style:font-size-complex="15pt" style:font-weight-complex="normal"/>
    </style:style>
    <style:style style:name="P39"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normal" officeooo:rsid="002f20d5" officeooo:paragraph-rsid="002f20d5" style:font-size-asian="15pt" style:font-weight-asian="normal" style:font-size-complex="15pt" style:font-weight-complex="normal"/>
    </style:style>
    <style:style style:name="P40"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normal" officeooo:rsid="00301d7d" officeooo:paragraph-rsid="00301d7d" style:font-size-asian="15pt" style:font-weight-asian="normal" style:font-size-complex="15pt" style:font-weight-complex="normal"/>
    </style:style>
    <style:style style:name="P41"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bold" officeooo:rsid="002cbce7" officeooo:paragraph-rsid="002cbce7" style:font-size-asian="15pt" style:font-weight-asian="bold" style:font-size-complex="15pt" style:font-weight-complex="bold"/>
    </style:style>
    <style:style style:name="P42"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bold" officeooo:rsid="002f20d5" officeooo:paragraph-rsid="002f20d5" style:font-size-asian="15pt" style:font-weight-asian="bold" style:font-size-complex="15pt" style:font-weight-complex="bold"/>
    </style:style>
    <style:style style:name="P43" style:family="paragraph" style:parent-style-name="Text_20_body">
      <style:paragraph-properties fo:margin-left="0in" fo:margin-right="0in" fo:margin-top="0in" fo:margin-bottom="0in" style:contextual-spacing="false" fo:line-height="112%" fo:text-align="start" style:justify-single-word="false" fo:orphans="2" fo:widows="2" fo:text-indent="0in" style:auto-text-indent="false" fo:padding="0in" fo:border="none"/>
      <style:text-properties style:font-name="Liberation Serif" fo:font-size="15pt" fo:font-weight="bold" officeooo:rsid="00301d7d" officeooo:paragraph-rsid="00301d7d" style:font-size-asian="15pt" style:font-weight-asian="bold" style:font-size-complex="15pt" style:font-weight-complex="bold"/>
    </style:style>
    <style:style style:name="T1" style:family="text">
      <style:text-properties fo:font-variant="normal" fo:text-transform="none" fo:letter-spacing="normal" fo:font-style="normal" fo:font-weight="bold" loext:padding="0in" loext:border="none"/>
    </style:style>
    <style:style style:name="T2" style:family="text">
      <style:text-properties fo:font-variant="normal" fo:text-transform="none" style:font-name="Liberation Serif" fo:font-size="18pt" fo:letter-spacing="normal" fo:font-style="normal" fo:font-weight="bold" style:font-size-asian="18pt" style:font-size-complex="18pt" loext:padding="0in" loext:border="none"/>
    </style:style>
    <style:style style:name="T3" style:family="text">
      <style:text-properties fo:font-variant="normal" fo:text-transform="none" style:font-name="Liberation Serif" fo:font-size="18pt" fo:letter-spacing="normal" fo:font-style="normal" fo:font-weight="bold" style:font-size-asian="18pt" style:font-weight-asian="bold" style:font-size-complex="18pt" style:font-weight-complex="bold" loext:padding="0in" loext:border="none"/>
    </style:style>
    <style:style style:name="T4" style:family="text">
      <style:text-properties fo:font-variant="normal" fo:text-transform="none" style:font-name="Liberation Serif" fo:font-size="15pt" fo:letter-spacing="normal" fo:font-style="normal" fo:font-weight="normal" style:font-size-asian="15pt" style:font-size-complex="15pt" loext:padding="0in" loext:border="none"/>
    </style:style>
    <style:style style:name="T5" style:family="text">
      <style:text-properties fo:font-variant="normal" fo:text-transform="none" style:font-name="Liberation Serif" fo:font-size="15pt" fo:letter-spacing="normal" fo:font-style="normal" style:font-size-asian="15pt" style:font-size-complex="15pt" loext:padding="0in" loext:border="none"/>
    </style:style>
    <style:style style:name="T6" style:family="text">
      <style:text-properties fo:font-variant="normal" fo:text-transform="none" style:font-name="Liberation Serif" fo:font-size="15pt" fo:letter-spacing="normal" fo:font-style="normal" fo:font-weight="bold" style:font-size-asian="15pt" style:font-weight-asian="bold" style:font-size-complex="15pt" style:font-weight-complex="bold" loext:padding="0in" loext:border="none"/>
    </style:style>
    <style:style style:name="T7" style:family="text">
      <style:text-properties fo:font-variant="normal" fo:text-transform="none" style:font-name="Liberation Serif" fo:font-size="15pt" fo:letter-spacing="normal" fo:font-style="normal" fo:font-weight="bold" style:font-size-asian="15pt" style:font-size-complex="15pt" loext:padding="0in" loext:border="none"/>
    </style:style>
    <style:style style:name="T8" style:family="text">
      <style:text-properties fo:font-variant="normal" fo:text-transform="none" style:font-name="Liberation Serif" fo:font-size="22pt" fo:letter-spacing="normal" fo:font-style="normal" fo:font-weight="bold" officeooo:rsid="0017e9a7" style:font-size-asian="22pt" style:font-weight-asian="bold" style:font-size-complex="22pt" style:font-weight-complex="bold" loext:padding="0in" loext:border="none"/>
    </style:style>
    <style:style style:name="T9" style:family="text">
      <style:text-properties fo:font-variant="normal" fo:text-transform="none" style:font-name="Liberation Serif" fo:font-size="22pt" fo:letter-spacing="normal" fo:font-style="normal" fo:font-weight="bold" officeooo:rsid="001df63d" style:font-size-asian="22pt" style:font-weight-asian="bold" style:font-size-complex="22pt" style:font-weight-complex="bold" loext:padding="0in" loext:border="none"/>
    </style:style>
    <style:style style:name="T10" style:family="text">
      <style:text-properties fo:font-variant="normal" fo:text-transform="none" fo:font-size="15pt" fo:letter-spacing="normal" fo:font-style="normal" fo:font-weight="normal" style:font-size-asian="15pt" style:font-weight-asian="normal" style:font-size-complex="15pt" style:font-weight-complex="normal" loext:padding="0in" loext:border="none"/>
    </style:style>
    <style:style style:name="T11" style:family="text">
      <style:text-properties fo:font-variant="normal" fo:text-transform="none" fo:font-size="15pt" fo:letter-spacing="normal" fo:font-style="normal" fo:font-weight="normal" style:font-size-asian="15pt" style:font-style-asian="normal" style:font-weight-asian="normal" style:font-size-complex="15pt" style:font-style-complex="normal" style:font-weight-complex="normal" loext:padding="0in" loext:border="none"/>
    </style:style>
    <style:style style:name="T12" style:family="text">
      <style:text-properties fo:font-variant="normal" fo:text-transform="none" fo:font-size="15pt" fo:letter-spacing="normal" fo:font-style="normal" fo:font-weight="bold" style:font-size-asian="15pt" style:font-size-complex="15pt" loext:padding="0in" loext:border="none"/>
    </style:style>
    <style:style style:name="T13" style:family="text">
      <style:text-properties fo:font-variant="normal" fo:text-transform="none" fo:font-size="15pt" fo:letter-spacing="normal" fo:font-style="normal" fo:font-weight="bold" style:font-size-asian="15pt" style:font-style-asian="normal" style:font-size-complex="15pt" style:font-style-complex="normal" loext:padding="0in" loext:border="none"/>
    </style:style>
    <style:style style:name="T14" style:family="text">
      <style:text-properties fo:font-variant="normal" fo:text-transform="none" fo:font-size="15pt" fo:letter-spacing="normal" fo:font-weight="normal" style:font-size-asian="15pt" style:font-weight-asian="normal" style:font-size-complex="15pt" style:font-weight-complex="normal" loext:padding="0in" loext:border="none"/>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name="Liberation Serif"/>
    </style:style>
    <style:style style:name="T18" style:family="text">
      <style:text-properties style:font-name="Liberation Serif" fo:font-size="15pt" fo:font-weight="normal" style:font-size-asian="15pt" style:font-weight-asian="normal" style:font-size-complex="15pt" style:font-weight-complex="normal"/>
    </style:style>
    <style:style style:name="T19" style:family="text">
      <style:text-properties style:font-name="Liberation Serif" fo:font-size="15pt" fo:font-weight="normal" officeooo:rsid="002f20d5" style:font-size-asian="15pt" style:font-weight-asian="normal" style:font-size-complex="15pt" style:font-weight-complex="normal"/>
    </style:style>
    <style:style style:name="T20" style:family="text">
      <style:text-properties style:font-name="Liberation Serif" fo:font-size="15pt" style:font-size-asian="15pt" style:font-size-complex="15pt"/>
    </style:style>
    <style:style style:name="T21" style:family="text">
      <style:text-properties style:font-name="Liberation Serif" fo:font-size="15pt" fo:font-weight="bold" style:font-size-asian="15pt" style:font-weight-asian="bold" style:font-size-complex="15pt" style:font-weight-complex="bold"/>
    </style:style>
    <style:style style:name="T22" style:family="text">
      <style:text-properties style:font-name="Liberation Serif" fo:font-size="18pt" fo:font-weight="bold" style:font-size-asian="18pt" style:font-weight-asian="bold" style:font-size-complex="18pt" style:font-weight-complex="bold"/>
    </style:style>
    <style:style style:name="T23" style:family="text">
      <style:text-properties style:font-name="Liberation Serif" fo:font-weight="normal" style:font-weight-asian="normal" style:font-weight-complex="normal"/>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5pt" style:font-size-asian="15pt" style:font-size-complex="15pt"/>
    </style:style>
    <style:style style:name="T26" style:family="text">
      <style:text-properties fo:font-size="15pt" fo:font-weight="bold" style:font-size-asian="15pt" style:font-weight-asian="bold" style:font-size-complex="15pt" style:font-weight-complex="bold"/>
    </style:style>
    <style:style style:name="T27" style:family="text">
      <style:text-properties fo:font-size="15pt" fo:font-weight="normal" style:font-size-asian="15pt" style:font-weight-asian="normal" style:font-size-complex="15pt" style:font-weight-complex="normal"/>
    </style:style>
    <style:style style:name="T28" style:family="text">
      <style:text-properties officeooo:rsid="001d20be"/>
    </style:style>
    <style:style style:name="T29" style:family="text">
      <style:text-properties officeooo:rsid="002dda33"/>
    </style:style>
    <style:style style:name="T30" style:family="text">
      <style:text-properties officeooo:rsid="002f20d5"/>
    </style:style>
    <style:style style:name="T31" style:family="text">
      <style:text-properties officeooo:rsid="00301d7d"/>
    </style:style>
    <style:style style:name="T32" style:family="text"/>
    <text:list-style style:name="L1">
      <text:list-level-style-bullet text:level="1" text:style-name="Bullet_20_Symbols" loext:num-list-format="%1%." style:num-suffix="." text:bullet-char="•">
        <style:list-level-properties text:space-before="0.16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list xml:id="list1849835689" text:style-name="L1">
        <text:list-header>
          <text:p text:style-name="P27"><text:span text:style-name="Strong_20_Emphasis"><text:span text:style-name="T9">I</text:span></text:span><text:span text:style-name="Strong_20_Emphasis"><text:span text:style-name="T8">rrefutable vs. </text:span></text:span><text:span text:style-name="Strong_20_Emphasis"><text:span text:style-name="T9">R</text:span></text:span><text:span text:style-name="Strong_20_Emphasis"><text:span text:style-name="T8">efutable </text:span></text:span><text:span text:style-name="Strong_20_Emphasis"><text:span text:style-name="T9">P</text:span></text:span><text:span text:style-name="Strong_20_Emphasis"><text:span text:style-name="T8">atterns</text:span></text:span></text:p>
          <text:p text:style-name="P28"><text:span text:style-name="T4"><text:line-break/>In Rust, </text:span><text:span text:style-name="T6">patterns</text:span><text:span text:style-name="T4"> are a way to destructure and match data structures. Patterns are used in a variety of contexts such as </text:span><text:span text:style-name="Source_20_Text"><text:span text:style-name="T4">match</text:span></text:span><text:span text:style-name="T4"> expressions, </text:span><text:span text:style-name="Source_20_Text"><text:span text:style-name="T4">let</text:span></text:span><text:span text:style-name="T4"> bindings, function parameters, and more. Patterns can be broadly categorized into two types: </text:span><text:span text:style-name="Strong_20_Emphasis"><text:span text:style-name="T5">irrefutable</text:span></text:span><text:span text:style-name="T4"> and </text:span><text:span text:style-name="Strong_20_Emphasis"><text:span text:style-name="T5">refutable</text:span></text:span><text:span text:style-name="T4"> patterns. Understanding the differences between them is crucial for writing safe and efficient Rust code.</text:span></text:p>
          <text:p text:style-name="P28"><text:span text:style-name="T4"/></text:p>
        </text:list-header>
      </text:list>
      <text:p text:style-name="P11"><text:span text:style-name="Strong_20_Emphasis"><text:span text:style-name="T1">Definition and Differences</text:span></text:span></text:p>
      <text:p text:style-name="P12"><text:span text:style-name="Strong_20_Emphasis"><text:span text:style-name="T1">&gt; Irrefutable Patterns</text:span></text:span></text:p>
      <text:p text:style-name="P24"><text:span text:style-name="Strong_20_Emphasis"><text:span text:style-name="T2"><text:s text:c="12"/></text:span></text:span><text:span text:style-name="Strong_20_Emphasis"><text:span text:style-name="T3"><text:s/></text:span></text:span><text:span text:style-name="Strong_20_Emphasis"><text:span text:style-name="T6">Definition</text:span></text:span><text:span text:style-name="Strong_20_Emphasis"><text:span text:style-name="T3">: </text:span></text:span><text:span text:style-name="Strong_20_Emphasis"><text:span text:style-name="T10">Irrefutable patterns are patterns that </text:span></text:span><text:span text:style-name="Strong_20_Emphasis"><text:span text:style-name="Emphasis"><text:span text:style-name="T14">always</text:span></text:span></text:span><text:span text:style-name="Strong_20_Emphasis"><text:span text:style-name="T10"> match. They cannot fail to match against any value. These patterns are typically used in scenarios where the value being matched is guaranteed to always meet the pattern.</text:span></text:span></text:p>
      <text:list xml:id="list2405297957" text:style-name="L2">
        <text:list-item>
          <text:p text:style-name="P30"><text:span text:style-name="Strong_20_Emphasis"><text:span text:style-name="T21">Common use cases</text:span></text:span><text:span text:style-name="Strong_20_Emphasis"><text:span text:style-name="T22">:</text:span></text:span></text:p>
        </text:list-item>
        <text:list-item>
          <text:p text:style-name="P31"><text:span text:style-name="Strong_20_Emphasis"><text:span text:style-name="T18">Irrefutable patterns are used when you are sure that the value will always match the pattern (e.g., function parameters). This means you don't need to worry about missing or mismatched values in those cases.</text:span></text:span></text:p>
        </text:list-item>
        <text:list-item>
          <text:p text:style-name="P31"><text:span text:style-name="Strong_20_Emphasis"><text:span text:style-name="T18">Function parameters</text:span></text:span><text:span text:style-name="T18"> </text:span></text:p>
        </text:list-item>
        <text:list-item>
          <text:p text:style-name="P31"><text:span text:style-name="Strong_20_Emphasis"><text:span text:style-name="Source_20_Text"><text:span text:style-name="T18">let</text:span></text:span></text:span><text:span text:style-name="Strong_20_Emphasis"><text:span text:style-name="T18"> </text:span></text:span><text:span text:style-name="Strong_20_Emphasis"><text:span text:style-name="T27">bindings</text:span></text:span><text:span text:style-name="T27"> (where the value is always expected to match) </text:span></text:p>
        </text:list-item>
        <text:list-item>
          <text:p text:style-name="P31"><text:span text:style-name="Strong_20_Emphasis"><text:span text:style-name="T21">Characteristics</text:span></text:span><text:span text:style-name="Strong_20_Emphasis"><text:span text:style-name="T22">:</text:span></text:span></text:p>
        </text:list-item>
        <text:list-item>
          <text:p text:style-name="P33">Irrefutable patterns are expected to always succeed. </text:p>
        </text:list-item>
        <text:list-item>
          <text:p text:style-name="P31"><text:span text:style-name="T27">Rust ensures that they will match all possible values for the type.</text:span> </text:p>
        </text:list-item>
        <text:list-item>
          <text:p text:style-name="P30"><text:span text:style-name="Strong_20_Emphasis"><text:span text:style-name="T21">Examples of Irrefutable Patterns:</text:span></text:span></text:p>
          <text:list>
            <text:list-item>
              <text:p text:style-name="P32"><text:span text:style-name="Strong_20_Emphasis"><text:span text:style-name="T21">Simple variable binding</text:span></text:span><text:span text:style-name="Strong_20_Emphasis"><text:span text:style-name="T22">:</text:span></text:span><text:span text:style-name="T22"> </text:span><text:span text:style-name="T27">A pattern where you simply match a variable to a value, without attempting to destructure or perform any conditional matching. </text:span></text:p>
            </text:list-item>
            <text:list-item>
              <text:p text:style-name="P30"><text:span text:style-name="Strong_20_Emphasis"><text:span text:style-name="T21">Destructuring with guaranteed values:</text:span></text:span><text:span text:style-name="T27"> Patterns that work when the structure or data is guaranteed, such as matching a tuple with known elements. </text:span></text:p>
            </text:list-item>
          </text:list>
        </text:list-item>
      </text:list>
      <text:p text:style-name="Text_20_body"><text:soft-page-break/><text:span text:style-name="Strong_20_Emphasis"><text:span text:style-name="T21">Example of Irrefutable Pattern:</text:span></text:span></text:p>
      <text:p text:style-name="P12"><text:span text:style-name="Strong_20_Emphasis"><text:span text:style-name="T12">// </text:span></text:span><text:span text:style-name="Strong_20_Emphasis"><text:span text:style-name="T10">Function parameters are irrefutable, as the function signature guarantees that the value will match</text:span></text:span></text:p>
      <text:p text:style-name="P12"><text:span text:style-name="Strong_20_Emphasis"><text:span text:style-name="T12">fn process_value(x: i32) {</text:span></text:span></text:p>
      <text:p text:style-name="P12"><text:span text:style-name="Strong_20_Emphasis"><text:span text:style-name="T12"><text:s text:c="4"/>println!("Processing value: {}", x);</text:span></text:span></text:p>
      <text:p text:style-name="P12"><text:span text:style-name="Strong_20_Emphasis"><text:span text:style-name="T12">}</text:span></text:span></text:p>
      <text:p text:style-name="P12"><text:span text:style-name="Strong_20_Emphasis"><text:span text:style-name="T7"/></text:span></text:p>
      <text:p text:style-name="P12"><text:span text:style-name="Strong_20_Emphasis"><text:span text:style-name="T10">// Let binding with an irrefutable pattern (here, a single variable binding) </text:span></text:span></text:p>
      <text:p text:style-name="P12"><text:span text:style-name="Strong_20_Emphasis"><text:span text:style-name="T12">let num = 42;</text:span></text:span></text:p>
      <text:p text:style-name="P12"><text:span text:style-name="Strong_20_Emphasis"><text:span text:style-name="T12">println!("{}", num); <text:s/></text:span></text:span><text:span text:style-name="Strong_20_Emphasis"><text:span text:style-name="T10">// Always matches the value `42`</text:span></text:span></text:p>
      <text:p text:style-name="P12"><text:span text:style-name="Strong_20_Emphasis"><text:span text:style-name="T12"/></text:span></text:p>
      <text:p text:style-name="P12"><text:span text:style-name="Strong_20_Emphasis"><text:span text:style-name="T12"/></text:span></text:p>
      <text:p text:style-name="P12"><text:span text:style-name="Strong_20_Emphasis"><text:span text:style-name="T13">Key Points for Irrefutable Patterns:</text:span></text:span></text:p>
      <text:p text:style-name="P12"><text:span text:style-name="Strong_20_Emphasis"><text:span text:style-name="T11">- They are used in cases where the value must always match.</text:span></text:span></text:p>
      <text:p text:style-name="P12"><text:span text:style-name="Strong_20_Emphasis"><text:span text:style-name="T11">- They are typically used in function parameters and simple let bindings.</text:span></text:span></text:p>
      <text:p text:style-name="P12"><text:span text:style-name="Strong_20_Emphasis"><text:span text:style-name="T11"/></text:span></text:p>
      <text:p text:style-name="P12"><text:span text:style-name="Strong_20_Emphasis"><text:span text:style-name="T11"/></text:span></text:p>
      <text:p text:style-name="P15">Refutable Patterns</text:p>
      <text:p text:style-name="P12"><text:span text:style-name="T26">Definition:</text:span> <text:span text:style-name="T25">Refutable patterns are patterns that can fail to match. They are capable of not matching a value, depending on the structure or data they are trying to match against. The matching may fail if the structure of the data doesn't conform to the pattern.</text:span></text:p>
      <text:p text:style-name="P8">Common use cases:</text:p>
      <text:p text:style-name="P8"><text:span text:style-name="Strong_20_Emphasis"><text:span text:style-name="T15">- Refutable patterns</text:span></text:span><text:span text:style-name="T15">, on the other hand, allow you to write more flexible code that can handle different scenarios (like optional values or error cases). However, they require extra care to ensure all possibilities are handled, otherwise your program could panic or fail to compile.</text:span></text:p>
      <text:p text:style-name="P12">- <text:span text:style-name="T25">match expressions</text:span></text:p>
      <text:p text:style-name="P2">- if let expressions</text:p>
      <text:p text:style-name="P2">- while let loops (where matching might fail and the loop could terminate)</text:p>
      <text:p text:style-name="P8">Characteristics:</text:p>
      <text:p text:style-name="P2">- Refutable patterns are more flexible but can cause the code to fail or not enter certain branches of a match or if let expression.</text:p>
      <text:p text:style-name="P2"><text:soft-page-break/>- Rust requires that you handle all possible cases when using refutable patterns (e.g., with a match expression).</text:p>
      <text:p text:style-name="P2"/>
      <text:p text:style-name="P9">Examples of Refutable Patterns:</text:p>
      <text:p text:style-name="P3">- Destructuring a tuple with an optional element. This may fail if the tuple doesn't have the expected number of elements.</text:p>
      <text:p text:style-name="P2"><text:s/>- Matching on Option or Result types. A None or an Err would result in failure to match for some patterns.</text:p>
      <text:p text:style-name="P8">Example of Refutable Pattern:</text:p>
      <text:p text:style-name="P10">// Refutable pattern in a match expression</text:p>
      <text:p text:style-name="P8">let value: Option&lt;i32&gt; = Some(42);</text:p>
      <text:p text:style-name="P8"/>
      <text:p text:style-name="P8">match value {</text:p>
      <text:p text:style-name="P8"><text:s text:c="4"/>Some(x) =&gt; println!("Found: {}", x), <text:s/><text:span text:style-name="T15">// Matches if it's Some</text:span></text:p>
      <text:p text:style-name="P8"><text:s text:c="4"/>None =&gt; println!("No value found"), <text:s text:c="2"/><text:span text:style-name="T15"><text:s/>// Matches if it's None</text:span></text:p>
      <text:p text:style-name="P8">}</text:p>
      <text:p text:style-name="P8"/>
      <text:p text:style-name="P10">// Refutable pattern in if let</text:p>
      <text:p text:style-name="P8">if let Some(x) = value {</text:p>
      <text:p text:style-name="P8"><text:s text:c="4"/>println!("Found: {}", x); <text:s/><text:span text:style-name="T15">// Will run only if the value is Some</text:span></text:p>
      <text:p text:style-name="P8">} else {</text:p>
      <text:p text:style-name="P8"><text:s text:c="4"/>println!("No value found"); <text:s/><text:span text:style-name="T15">// Will run if the value is None</text:span></text:p>
      <text:p text:style-name="P8">}</text:p>
      <text:p text:style-name="P12"/>
      <text:p text:style-name="P12"><text:s/><text:span text:style-name="T26">Key Points for Refutable Patterns:</text:span></text:p>
      <text:p text:style-name="P12"><text:s/>- <text:span text:style-name="T25">They can fail to match, which is why they are used in conditional matching like if let or match.</text:span></text:p>
      <text:p text:style-name="P2">- Rust forces you to handle all possible cases or provide a default case (e.g., _ in match).</text:p>
      <text:p text:style-name="P2"/>
      <text:p text:style-name="P13">Comparing Irrefutable and Refutable Patterns</text:p>
      <text:p text:style-name="P14"/>
      <table:table table:name="Differences" table:style-name="Differences" table:template-name="Default Style">
        <table:table-column table:style-name="Differences.A" table:number-columns-repeated="2"/>
        <table:table-column table:style-name="Differences.C"/>
        <table:table-row>
          <table:table-cell table:style-name="Differences.A1" office:value-type="string">
            <text:p text:style-name="P20">Feature</text:p>
            <text:p text:style-name="P16"/>
          </table:table-cell>
          <table:table-cell table:style-name="Differences.B1" office:value-type="string">
            <text:p text:style-name="P19">Irrefutable </text:p>
            <text:p text:style-name="P19"><text:soft-page-break/>Patterns</text:p>
          </table:table-cell>
          <table:table-cell table:style-name="Differences.C1" office:value-type="string">
            <text:p text:style-name="P17"><text:span text:style-name="Strong_20_Emphasis"><text:span text:style-name="T24">Refutable </text:span></text:span></text:p>
            <text:p text:style-name="P17"><text:soft-page-break/><text:span text:style-name="Strong_20_Emphasis"><text:span text:style-name="T24">Patterns</text:span></text:span></text:p>
          </table:table-cell>
        </table:table-row>
        <table:table-row>
          <table:table-cell table:style-name="Differences.A2" office:value-type="string">
            <text:p text:style-name="P21">Matching </text:p>
            <text:p text:style-name="P21">Behavior</text:p>
          </table:table-cell>
          <table:table-cell table:style-name="Differences.B2" office:value-type="string">
            <text:p text:style-name="P23">Always matches the value</text:p>
          </table:table-cell>
          <table:table-cell table:style-name="Differences.C2" office:value-type="string">
            <text:p text:style-name="P23">May fail to match the value</text:p>
          </table:table-cell>
        </table:table-row>
        <table:table-row>
          <table:table-cell table:style-name="Differences.A3" office:value-type="string">
            <text:p text:style-name="P18"><text:span text:style-name="Strong_20_Emphasis"><text:span text:style-name="T25">Use </text:span></text:span></text:p>
            <text:p text:style-name="P18"><text:span text:style-name="Strong_20_Emphasis"><text:span text:style-name="T25">Cases</text:span></text:span></text:p>
          </table:table-cell>
          <table:table-cell table:style-name="Differences.B3" office:value-type="string">
            <text:p text:style-name="P16"><text:span text:style-name="T25">Function parameters, </text:span><text:span text:style-name="Source_20_Text"><text:span text:style-name="T20">let</text:span></text:span><text:span text:style-name="T25"> bindings</text:span></text:p>
          </table:table-cell>
          <table:table-cell table:style-name="Differences.C3" office:value-type="string">
            <text:p text:style-name="P16"><text:span text:style-name="Source_20_Text"><text:span text:style-name="T20">match</text:span></text:span><text:span text:style-name="T25">, </text:span><text:span text:style-name="Source_20_Text"><text:span text:style-name="T20">if let</text:span></text:span><text:span text:style-name="T25">, </text:span><text:span text:style-name="Source_20_Text"><text:span text:style-name="T20">while let</text:span></text:span></text:p>
          </table:table-cell>
        </table:table-row>
        <table:table-row>
          <table:table-cell table:style-name="Differences.A2" office:value-type="string">
            <text:p text:style-name="P21">Error </text:p>
            <text:p text:style-name="P21">Handling</text:p>
          </table:table-cell>
          <table:table-cell table:style-name="Differences.B2" office:value-type="string">
            <text:p text:style-name="P23">No need to handle errors as they won't fail</text:p>
          </table:table-cell>
          <table:table-cell table:style-name="Differences.C2" office:value-type="string">
            <text:p text:style-name="P23">Must handle failure or incomplete matches</text:p>
          </table:table-cell>
        </table:table-row>
        <table:table-row>
          <table:table-cell table:style-name="Differences.A3" office:value-type="string">
            <text:p text:style-name="P22">Examples</text:p>
          </table:table-cell>
          <table:table-cell table:style-name="Differences.B3" office:value-type="string">
            <text:p text:style-name="P16"><text:span text:style-name="Source_20_Text"><text:span text:style-name="T20">let x = 5;</text:span></text:span><text:span text:style-name="T25">, </text:span><text:span text:style-name="Source_20_Text"><text:span text:style-name="T20">fn foo(x: i32)</text:span></text:span></text:p>
          </table:table-cell>
          <table:table-cell table:style-name="Differences.C3" office:value-type="string">
            <text:p text:style-name="P16"><text:span text:style-name="Source_20_Text"><text:span text:style-name="T20">if let Some(x) = opt</text:span></text:span><text:span text:style-name="T25">, </text:span><text:span text:style-name="Source_20_Text"><text:span text:style-name="T20">match Some(x)</text:span></text:span></text:p>
          </table:table-cell>
        </table:table-row>
        <table:table-row table:style-name="Differences.6">
          <table:table-cell table:style-name="Differences.A2" office:value-type="string">
            <text:p text:style-name="P16"><text:span text:style-name="Strong_20_Emphasis"><text:span text:style-name="T25">Can Fail</text:span></text:span></text:p>
          </table:table-cell>
          <table:table-cell table:style-name="Differences.B2" office:value-type="string">
            <text:p text:style-name="P23">No</text:p>
          </table:table-cell>
          <table:table-cell table:style-name="Differences.C2" office:value-type="string">
            <text:p text:style-name="P23">Yes</text:p>
          </table:table-cell>
        </table:table-row>
        <table:table-row table:style-name="Differences.7">
          <table:table-cell table:style-name="Differences.A7" office:value-type="string">
            <text:p text:style-name="P16"/>
          </table:table-cell>
          <table:table-cell table:style-name="Differences.B7" office:value-type="string">
            <text:p text:style-name="P16"/>
          </table:table-cell>
          <table:table-cell table:style-name="Differences.C7" office:value-type="string">
            <text:p text:style-name="P16"/>
          </table:table-cell>
        </table:table-row>
      </table:table>
      <text:p text:style-name="P2"/>
      <text:p text:style-name="P2">In summary:</text:p>
      <text:list xml:id="list1352601546" text:style-name="L3">
        <text:list-item>
          <text:p text:style-name="P35"><text:span text:style-name="Strong_20_Emphasis"><text:span text:style-name="T20">Irrefutable patterns</text:span></text:span><text:span text:style-name="T20"> are safe and guarantee that a match will always succeed. They are used in places like function arguments and simple </text:span><text:span text:style-name="Source_20_Text"><text:span text:style-name="T20">let</text:span></text:span><text:span text:style-name="T20"> bindings where the data is guaranteed to match the pattern. </text:span></text:p>
        </text:list-item>
        <text:list-item>
          <text:p text:style-name="P34"><text:span text:style-name="Strong_20_Emphasis"><text:span text:style-name="T20">Refutable patterns</text:span></text:span><text:span text:style-name="T20"> can fail to match, making them useful for handling cases where the structure of data is uncertain, such as working with </text:span><text:span text:style-name="Source_20_Text"><text:span text:style-name="T20">Option</text:span></text:span><text:span text:style-name="T20">, </text:span><text:span text:style-name="Source_20_Text"><text:span text:style-name="T20">Result</text:span></text:span><text:span text:style-name="T20">, or complex data structures. </text:span></text:p>
        </text:list-item>
      </text:list>
      <text:p text:style-name="P6">Understanding the difference helps you write more robust Rust programs, ensuring you match patterns appropriately and handle failure scenarios in a controlled manner.</text:p>
      <text:p text:style-name="P2"/>
      <text:p text:style-name="P2"/>
      <text:p text:style-name="P13">Where They Are Used</text:p>
      <text:h text:style-name="P1" text:outline-level="3"><text:span text:style-name="Strong_20_Emphasis">1. Irrefutable Patterns</text:span></text:h>
      <text:p text:style-name="P25">Irrefutable patterns are used in places where the value is guaranteed to match the pattern. They do not have the possibility of failing. Below are some common situations where irrefutable patterns are used.</text:p>
      <text:h text:style-name="Heading_20_4" text:outline-level="4"><text:span text:style-name="Strong_20_Emphasis"><text:span text:style-name="T20">a. </text:span></text:span><text:span text:style-name="Strong_20_Emphasis"><text:span text:style-name="Source_20_Text"><text:span text:style-name="T20">let</text:span></text:span></text:span><text:span text:style-name="Strong_20_Emphasis"><text:span text:style-name="T20"> Statements</text:span></text:span></text:h>
      <text:p text:style-name="Text_20_body"><text:span text:style-name="T20">A </text:span><text:span text:style-name="Source_20_Text"><text:span text:style-name="T20">let</text:span></text:span><text:span text:style-name="T20"> statement in Rust binds a variable to a value. If the pattern is simple (e.g., a variable name), it is irrefutable because the value will always be assigned.</text:span></text:p>
      <text:p text:style-name="Text_20_body"><text:soft-page-break/><text:span text:style-name="Strong_20_Emphasis"><text:span text:style-name="T20">Example:</text:span></text:span></text:p>
      <text:p text:style-name="P8">let x = 5; <text:s/>// x is bound to 5, this is an irrefutable pattern</text:p>
      <text:p text:style-name="P8"/>
      <text:p text:style-name="P8">println!("x: {}", x); <text:s/>// Output: x: 5</text:p>
      <text:p text:style-name="P2"/>
      <text:p text:style-name="P2"><text:span text:style-name="Strong_20_Emphasis">Explanation:</text:span> The pattern here is just the variable <text:span text:style-name="Source_20_Text">x</text:span>, which is always bound to the value <text:span text:style-name="Source_20_Text">5</text:span>. This will always succeed and never fail to match. </text:p>
      <text:h text:style-name="Heading_20_4" text:outline-level="4"><text:span text:style-name="Strong_20_Emphasis"><text:span text:style-name="T25">b. Function Parameters</text:span></text:span></text:h>
      <text:p text:style-name="P25">Function parameters are irrefutable because the values passed to the function are guaranteed to match the parameters. Rust ensures that when the function is called, the arguments match the pattern in the parameter list.</text:p>
      <text:p text:style-name="Text_20_body"><text:span text:style-name="Strong_20_Emphasis"><text:span text:style-name="T25">Example:</text:span></text:span></text:p>
      <text:p text:style-name="P2">f<text:span text:style-name="T16">n foo(x: i32) {</text:span></text:p>
      <text:p text:style-name="P8"><text:s text:c="4"/>println!("The value of x is: {}", x);</text:p>
      <text:p text:style-name="P8">}</text:p>
      <text:p text:style-name="P8"/>
      <text:p text:style-name="P8">foo(42); <text:s/>// Passing 42 to the function</text:p>
      <text:p text:style-name="P8"/>
      <text:p text:style-name="P8"><text:span text:style-name="Strong_20_Emphasis">Explanation:</text:span> <text:span text:style-name="T15">The parameter </text:span><text:span text:style-name="Source_20_Text"><text:span text:style-name="T15">x</text:span></text:span><text:span text:style-name="T15"> is irrefutable because it is guaranteed to be an </text:span><text:span text:style-name="Source_20_Text"><text:span text:style-name="T15">i32</text:span></text:span><text:span text:style-name="T15"> when the function </text:span><text:span text:style-name="Source_20_Text"><text:span text:style-name="T15">foo</text:span></text:span><text:span text:style-name="T15"> is called. The pattern here is the direct match for the function signature. </text:span></text:p>
      <text:h text:style-name="Heading_20_4" text:outline-level="4"><text:span text:style-name="Strong_20_Emphasis"><text:span text:style-name="T20">c. </text:span></text:span><text:span text:style-name="Strong_20_Emphasis"><text:span text:style-name="Source_20_Text"><text:span text:style-name="T20">for</text:span></text:span></text:span><text:span text:style-name="Strong_20_Emphasis"><text:span text:style-name="T20"> Loops</text:span></text:span></text:h>
      <text:p text:style-name="Text_20_body"><text:span text:style-name="T25">A </text:span><text:span text:style-name="Source_20_Text"><text:span text:style-name="T25">for</text:span></text:span><text:span text:style-name="T25"> loop in Rust iterates over collections like vectors, arrays, etc., and binds the loop variable to each item in the collection. This is an irrefutable pattern because the loop is designed to match each item in the collection.</text:span></text:p>
      <text:p text:style-name="Text_20_body"><text:span text:style-name="Strong_20_Emphasis"><text:span text:style-name="T25"/></text:span></text:p>
      <text:p text:style-name="Text_20_body"><text:span text:style-name="Strong_20_Emphasis"><text:span text:style-name="T25"/></text:span></text:p>
      <text:p text:style-name="Text_20_body"><text:span text:style-name="Strong_20_Emphasis"><text:span text:style-name="T25">Example:</text:span></text:span></text:p>
      <text:p text:style-name="P8">let vec = vec![1, 2, 3, 4, 5];</text:p>
      <text:p text:style-name="P8"/>
      <text:p text:style-name="P8">for x in vec {</text:p>
      <text:p text:style-name="P8"><text:soft-page-break/><text:s text:c="4"/>println!("x: {}", x); <text:s/>// x takes each value in the vector</text:p>
      <text:p text:style-name="P8">}</text:p>
      <text:p text:style-name="P8"/>
      <text:p text:style-name="P8">Explanation: <text:span text:style-name="T15">In the for loop, x is irrefutable because each item in the collection is guaranteed to be matched and assigned to x.</text:span></text:p>
      <text:p text:style-name="P10"/>
      <text:p text:style-name="P10"/>
      <text:p text:style-name="P8">Refutable Patterns:</text:p>
      <text:p text:style-name="P2">Refutable patterns are used in places where there is a possibility that the value will not match the pattern. These patterns may fail to match under certain conditions, so they are used in cases where handling such failures is necessary.</text:p>
      <text:h text:style-name="Heading_20_4" text:outline-level="4"><text:span text:style-name="Strong_20_Emphasis"><text:span text:style-name="T20">a. </text:span></text:span><text:span text:style-name="Strong_20_Emphasis"><text:span text:style-name="Source_20_Text"><text:span text:style-name="T20">if let</text:span></text:span></text:span><text:span text:style-name="Strong_20_Emphasis"><text:span text:style-name="T20"> Expressions</text:span></text:span></text:h>
      <text:p text:style-name="Text_20_body"><text:span text:style-name="Source_20_Text"><text:span text:style-name="T20">if let</text:span></text:span><text:span text:style-name="T20"> is used to match a single pattern against a value, and it can fail if the value does not conform to the expected pattern. It is a more concise way to handle one case of a </text:span><text:span text:style-name="Source_20_Text"><text:span text:style-name="T20">match</text:span></text:span><text:span text:style-name="T20"> expression.</text:span></text:p>
      <text:p text:style-name="Text_20_body"><text:span text:style-name="Strong_20_Emphasis"><text:span text:style-name="T20">Example:</text:span></text:span></text:p>
      <text:p text:style-name="P8">let value: Option&lt;i32&gt; = Some(42);</text:p>
      <text:p text:style-name="P8"/>
      <text:p text:style-name="P8">if let Some(x) = value {</text:p>
      <text:p text:style-name="P8"><text:s text:c="4"/>println!("Found: {}", x); <text:s/>// Matches and prints "Found: 42"</text:p>
      <text:p text:style-name="P8">} else {</text:p>
      <text:p text:style-name="P8"><text:s text:c="4"/>println!("No value found");</text:p>
      <text:p text:style-name="P8">}</text:p>
      <text:p text:style-name="P8"><text:span text:style-name="Strong_20_Emphasis">Explanation:</text:span> <text:span text:style-name="T15">The pattern </text:span><text:span text:style-name="Source_20_Text"><text:span text:style-name="T15">Some(x)</text:span></text:span><text:span text:style-name="T15"> is refutable because </text:span><text:span text:style-name="Source_20_Text"><text:span text:style-name="T15">value</text:span></text:span><text:span text:style-name="T15"> could also be </text:span><text:span text:style-name="Source_20_Text"><text:span text:style-name="T15">None</text:span></text:span><text:span text:style-name="T15">, which would cause the pattern to fail. The </text:span><text:span text:style-name="Source_20_Text"><text:span text:style-name="T15">else</text:span></text:span><text:span text:style-name="T15"> branch is used to handle the case when the match fails.</text:span></text:p>
      <text:p text:style-name="P10"/>
      <text:h text:style-name="P7" text:outline-level="4"><text:span text:style-name="Strong_20_Emphasis">b. </text:span><text:span text:style-name="Strong_20_Emphasis"><text:span text:style-name="Source_20_Text"><text:span text:style-name="T17">match</text:span></text:span></text:span><text:span text:style-name="Strong_20_Emphasis"> Expressions</text:span></text:h>
      <text:p text:style-name="Text_20_body"><text:span text:style-name="T20">The </text:span><text:span text:style-name="Source_20_Text"><text:span text:style-name="T20">match</text:span></text:span><text:span text:style-name="T20"> expression is used to match a value against multiple patterns. Since the patterns in the arms of </text:span><text:span text:style-name="Source_20_Text"><text:span text:style-name="T20">match</text:span></text:span><text:span text:style-name="T20"> can fail, the </text:span><text:span text:style-name="Source_20_Text"><text:span text:style-name="T20">match</text:span></text:span><text:span text:style-name="T20"> expression is considered refutable. Rust ensures that all possible cases are handled (e.g., using a wildcard </text:span><text:span text:style-name="Source_20_Text"><text:span text:style-name="T20">_</text:span></text:span><text:span text:style-name="T20"> for unhandled cases).</text:span></text:p>
      <text:p text:style-name="Text_20_body"><text:span text:style-name="Strong_20_Emphasis"><text:span text:style-name="T20">Example:</text:span></text:span></text:p>
      <text:p text:style-name="P8"><text:soft-page-break/>let value: Option&lt;i32&gt; = Some(42);</text:p>
      <text:p text:style-name="P8"/>
      <text:p text:style-name="P8">match value {</text:p>
      <text:p text:style-name="P8"><text:s text:c="4"/>Some(x) =&gt; println!("Found: {}", x), <text:s/>// Matches if it's Some</text:p>
      <text:p text:style-name="P8"><text:s text:c="4"/>None =&gt; println!("No value found"), <text:s text:c="3"/>// Matches if it's None</text:p>
      <text:p text:style-name="P8">}</text:p>
      <text:p text:style-name="P8"><text:span text:style-name="Strong_20_Emphasis">Explanation:</text:span><text:span text:style-name="T15"> The pattern </text:span><text:span text:style-name="Source_20_Text"><text:span text:style-name="T23">Some(x)</text:span></text:span><text:span text:style-name="T15"> can fail if </text:span><text:span text:style-name="Source_20_Text"><text:span text:style-name="T23">value</text:span></text:span><text:span text:style-name="T15"> is </text:span><text:span text:style-name="Source_20_Text"><text:span text:style-name="T23">None</text:span></text:span><text:span text:style-name="T15">. The </text:span><text:span text:style-name="Source_20_Text"><text:span text:style-name="T23">match</text:span></text:span><text:span text:style-name="T15"> expression must handle both the </text:span><text:span text:style-name="Source_20_Text"><text:span text:style-name="T23">Some</text:span></text:span><text:span text:style-name="T15"> and </text:span><text:span text:style-name="Source_20_Text"><text:span text:style-name="T23">None</text:span></text:span><text:span text:style-name="T15"> cases explicitly, or a default case (e.g., </text:span><text:span text:style-name="Source_20_Text"><text:span text:style-name="T23">_</text:span></text:span><text:span text:style-name="T15">) must be provided.</text:span></text:p>
      <text:p text:style-name="P10"/>
      <text:h text:style-name="P7" text:outline-level="4"><text:span text:style-name="Strong_20_Emphasis">c. </text:span><text:span text:style-name="Strong_20_Emphasis"><text:span text:style-name="Source_20_Text"><text:span text:style-name="T17">while let</text:span></text:span></text:span><text:span text:style-name="Strong_20_Emphasis"> Loops</text:span></text:h>
      <text:p text:style-name="Text_20_body"><text:span text:style-name="T20">A </text:span><text:span text:style-name="Source_20_Text"><text:span text:style-name="T20">while let</text:span></text:span><text:span text:style-name="T20"> loop is used to repeatedly match a pattern while the pattern continues to match the value. This is typically used when iterating over a stream or collection where the value may not match the pattern on every iteration.</text:span></text:p>
      <text:p text:style-name="Text_20_body"><text:span text:style-name="Strong_20_Emphasis"><text:span text:style-name="T20">Example:</text:span></text:span></text:p>
      <text:p text:style-name="P8">let mut iter = vec![Some(1), Some(2), None, Some(3)].into_iter();</text:p>
      <text:p text:style-name="P8"/>
      <text:p text:style-name="P8">while let Some(x) = iter.next() {</text:p>
      <text:p text:style-name="P8"><text:s text:c="4"/>println!("Found: {}", x); <text:s/>// Matches and prints values until None is encountered</text:p>
      <text:p text:style-name="P8">}</text:p>
      <text:p text:style-name="P8"><text:span text:style-name="Strong_20_Emphasis">Explanation:</text:span><text:span text:style-name="T15"> The pattern </text:span><text:span text:style-name="Source_20_Text"><text:span text:style-name="T23">Some(x)</text:span></text:span><text:span text:style-name="T15"> is refutable because the iterator may return </text:span><text:span text:style-name="Source_20_Text"><text:span text:style-name="T23">None</text:span></text:span><text:span text:style-name="T15">. Once </text:span><text:span text:style-name="Source_20_Text"><text:span text:style-name="T23">None</text:span></text:span><text:span text:style-name="T15"> is encountered, the loop stops. This demonstrates that </text:span><text:span text:style-name="Source_20_Text"><text:span text:style-name="T23">while let</text:span></text:span><text:span text:style-name="T15"> continues looping as long as the pattern matches.</text:span></text:p>
      <text:p text:style-name="P10"/>
      <table:table table:name="Table1" table:style-name="Table1">
        <table:table-column table:style-name="Table1.A" table:number-columns-repeated="3"/>
        <table:table-row>
          <table:table-cell table:style-name="Table1.A1" office:value-type="string">
            <text:p text:style-name="P5"><text:span text:style-name="Strong_20_Emphasis">Pattern </text:span></text:p>
            <text:p text:style-name="P5"><text:span text:style-name="Strong_20_Emphasis">Type</text:span></text:p>
          </table:table-cell>
          <table:table-cell table:style-name="Table1.A1" office:value-type="string">
            <text:p text:style-name="P5"><text:span text:style-name="Strong_20_Emphasis">Where It's </text:span></text:p>
            <text:p text:style-name="P5"><text:span text:style-name="Strong_20_Emphasis">Used</text:span></text:p>
          </table:table-cell>
          <table:table-cell table:style-name="Table1.C1" office:value-type="string">
            <text:p text:style-name="P4"><text:span text:style-name="Strong_20_Emphasis">Example</text:span></text:p>
          </table:table-cell>
        </table:table-row>
        <table:table-row>
          <table:table-cell table:style-name="Table1.A2" office:value-type="string">
            <text:p text:style-name="P5"><text:span text:style-name="Strong_20_Emphasis">Irrefutable </text:span></text:p>
            <text:p text:style-name="P5"><text:span text:style-name="Strong_20_Emphasis">Patterns</text:span></text:p>
          </table:table-cell>
          <table:table-cell table:style-name="Table1.A2" office:value-type="string">
            <text:p text:style-name="P4"><text:span text:style-name="Source_20_Text"><text:span text:style-name="T17">let</text:span></text:span> statements, function parameters, <text:span text:style-name="Source_20_Text"><text:span text:style-name="T17">for</text:span></text:span> loops</text:p>
          </table:table-cell>
          <table:table-cell table:style-name="Table1.C2" office:value-type="string">
            <text:p text:style-name="P4"><text:span text:style-name="Source_20_Text"><text:span text:style-name="T17">let x = 5;</text:span></text:span>, <text:span text:style-name="Source_20_Text"><text:span text:style-name="T17">fn foo(x: i32) {}</text:span></text:span>, <text:span text:style-name="Source_20_Text"><text:span text:style-name="T17">for x in vec {}</text:span></text:span></text:p>
          </table:table-cell>
        </table:table-row>
        <table:table-row>
          <table:table-cell table:style-name="Table1.A2" office:value-type="string">
            <text:p text:style-name="P5"><text:span text:style-name="Strong_20_Emphasis"><text:span text:style-name="T28">R</text:span></text:span><text:span text:style-name="Strong_20_Emphasis">efutable</text:span></text:p>
            <text:p text:style-name="P5"><text:span text:style-name="Strong_20_Emphasis">Patterns</text:span></text:p>
          </table:table-cell>
          <table:table-cell table:style-name="Table1.A2" office:value-type="string">
            <text:p text:style-name="P4"><text:span text:style-name="Source_20_Text"><text:span text:style-name="T17">if let</text:span></text:span>, <text:span text:style-name="Source_20_Text"><text:span text:style-name="T17">match</text:span></text:span>, <text:span text:style-name="Source_20_Text"><text:span text:style-name="T17">while let</text:span></text:span></text:p>
          </table:table-cell>
          <table:table-cell table:style-name="Table1.C2" office:value-type="string">
            <text:p text:style-name="P4"><text:span text:style-name="Source_20_Text"><text:span text:style-name="T17">if let Some(x) = value</text:span></text:span>, <text:span text:style-name="Source_20_Text"><text:span text:style-name="T17">match value { Some(x) =&gt; ... }</text:span></text:span>, <text:span text:style-name="Source_20_Text"><text:span text:style-name="T17">while let Some(x) = iter.next()</text:span></text:span></text:p>
          </table:table-cell>
        </table:table-row>
      </table:table>
      <text:p text:style-name="P10"/>
      <text:p text:style-name="P37"><text:soft-page-break/>Intro: Greetings &amp; name // Overview outline! “<text:span text:style-name="T29">By the end of this presentation y’all should be able to understand ...”</text:span></text:p>
      <text:p text:style-name="P37">Why my topic?</text:p>
      <text:p text:style-name="P37">How it came about</text:p>
      <text:p text:style-name="P38">What it helps in</text:p>
      <text:p text:style-name="P38">How it works</text:p>
      <text:p text:style-name="P38">Use cases and benefits</text:p>
      <text:p text:style-name="P38"/>
      <text:p text:style-name="P38"/>
      <text:p text:style-name="P43">Presenting...</text:p>
      <text:p text:style-name="P38"/>
      <text:p text:style-name="P38">Good day everyone, thanks for joining us today! <text:span text:style-name="T30">My name is Celine and </text:span>I am thrilled to present alongside my group members A, B, C and D. Together, we’ll be presenting on …</text:p>
      <text:p text:style-name="P40">By the end of this presentation y’all should be able to understand the ...</text:p>
      <text:p text:style-name="P38"/>
      <text:p text:style-name="P41">How did refutable and irrefutable patterns come about?</text:p>
      <text:p text:style-name="P39">In Rust, the concepts of refutable and irrefutable patterns are essential for understanding how pattern matching works, particularly in the context of control flow and destructuring data types.</text:p>
      <text:p text:style-name="P39"/>
      <text:p text:style-name="P42">Why refutable and irrefutable patterns?</text:p>
      <text:p text:style-name="P39"><text:span text:style-name="T31">T</text:span>he concepts of refutable and irrefutable patterns in Rust are designed to enhance safety, clarity, and performance while promoting best practices in error handling.</text:p>
      <text:p text:style-name="P39"/>
      <text:p text:style-name="P42">What problem do refutable and irrefutable patterns</text:p>
      <text:p text:style-name="P42">solve or what does it help in? </text:p>
      <text:p text:style-name="P29"><text:span text:style-name="T19">In Rust, </text:span><text:span text:style-name="Strong_20_Emphasis"><text:span text:style-name="T19">refutable</text:span></text:span><text:span text:style-name="T19"> and </text:span><text:span text:style-name="Strong_20_Emphasis"><text:span text:style-name="T19">irrefutable patterns</text:span></text:span><text:span text:style-name="T19"> help ensure safety and predictability by distinguishing between patterns that will always match (irrefutable) and those that may fail to match (refutable). </text:span><text:span text:style-name="T27">This distinction ensures exhaustive pattern matching, promoting memory safety, preventing unhandled states, and making code more predictable and robust.</text:span></text:p>
      <text:p text:style-name="P29"><text:span text:style-name="T19"/></text:p>
      <text:p text:style-name="P29"><text:span text:style-name="T19"/></text:p>
      <text:p text:style-name="P29"><text:span text:style-name="T19"/></text:p>
      <text:p text:style-name="P29"><text:soft-page-break/><text:span text:style-name="T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15:22:51.945136951</meta:creation-date>
    <dc:date>2025-03-20T15:30:52.215216107</dc:date>
    <meta:editing-duration>PT11H38M38S</meta:editing-duration>
    <meta:editing-cycles>3</meta:editing-cycles>
    <meta:generator>LibreOffice/7.3.7.2$Linux_X86_64 LibreOffice_project/30$Build-2</meta:generator>
    <meta:document-statistic meta:table-count="2" meta:image-count="0" meta:object-count="0" meta:page-count="9" meta:paragraph-count="167" meta:word-count="1722" meta:character-count="10264" meta:non-whitespace-character-count="8621"/>
  </office:meta>
</office:document-meta>
</file>